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20.0" office:value-type="float"/>
          <table:table-cell table:style-name="acquired_lot_note_border_fiat" office:value="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.0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1.0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2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.8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1: 2.00000000 of 10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27.43722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